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226000001181744271F.png"/>
  <manifest:file-entry manifest:media-type="image/png" manifest:full-path="Pictures/1000020100000135000000A317CED9F4.png"/>
  <manifest:file-entry manifest:media-type="image/png" manifest:full-path="Pictures/1000020100000183000000823DDAF796.png"/>
  <manifest:file-entry manifest:media-type="image/png" manifest:full-path="Pictures/1000020100000409000001E4FA47F5BA.png"/>
  <manifest:file-entry manifest:media-type="image/png" manifest:full-path="Pictures/10000201000000A2000001365DA5506B.png"/>
  <manifest:file-entry manifest:media-type="image/png" manifest:full-path="Pictures/10000201000000E1000000E1CD62DD84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874cm" svg:height="1.872cm" svg:x="14.272cm" svg:y="2.201cm">
          <draw:image xlink:href="Pictures/10000201000000E1000000E1CD62DD84.png" xlink:type="simple" xlink:show="embed" xlink:actuate="onLoad">
            <text:p/>
          </draw:image>
        </draw:frame>
        <draw:frame draw:style-name="gr1" draw:text-style-name="P1" draw:layer="layout" svg:width="7.44cm" svg:height="3.48cm" svg:x="3.901cm" svg:y="1.881cm">
          <draw:image xlink:href="Pictures/1000020100000409000001E4FA47F5BA.png" xlink:type="simple" xlink:show="embed" xlink:actuate="onLoad">
            <text:p/>
          </draw:image>
        </draw:frame>
        <draw:frame draw:style-name="gr1" draw:text-style-name="P1" draw:layer="layout" svg:width="2.639cm" svg:height="0.885cm" svg:x="13.32cm" svg:y="3.065cm">
          <draw:image xlink:href="Pictures/1000020100000183000000823DDAF796.png" xlink:type="simple" xlink:show="embed" xlink:actuate="onLoad">
            <text:p/>
          </draw:image>
        </draw:frame>
        <draw:frame draw:style-name="gr1" draw:text-style-name="P1" draw:layer="layout" svg:width="2.574cm" svg:height="1.356cm" svg:x="13.926cm" svg:y="3.765cm">
          <draw:image xlink:href="Pictures/1000020100000135000000A317CED9F4.png" xlink:type="simple" xlink:show="embed" xlink:actuate="onLoad">
            <text:p/>
          </draw:image>
        </draw:frame>
        <draw:frame draw:style-name="gr1" draw:text-style-name="P1" draw:layer="layout" svg:width="1.48cm" svg:height="2.83cm" svg:x="17.621cm" svg:y="2.171cm">
          <draw:image xlink:href="Pictures/10000201000000A2000001365DA5506B.png" xlink:type="simple" xlink:show="embed" xlink:actuate="onLoad">
            <text:p/>
          </draw:image>
        </draw:frame>
        <draw:frame draw:style-name="gr1" draw:text-style-name="P1" draw:layer="layout" svg:width="10.347cm" svg:height="5.267cm" svg:x="21.301cm" svg:y="1.134cm">
          <draw:image xlink:href="Pictures/1000020100000226000001181744271F.png" xlink:type="simple" xlink:show="embed" xlink:actuate="onLoad">
            <text:p/>
          </draw:image>
        </draw:frame>
        <draw:frame draw:style-name="gr1" draw:text-style-name="P1" draw:layer="layout" svg:width="1.48cm" svg:height="2.83cm" svg:x="0.501cm" svg:y="2.27cm">
          <draw:image xlink:href="Pictures/10000201000000A2000001365DA5506B.png" xlink:type="simple" xlink:show="embed" xlink:actuate="onLoad">
            <text:p/>
          </draw:image>
        </draw:frame>
        <draw:line draw:style-name="gr2" draw:text-style-name="P1" draw:layer="layout" svg:x1="2.401cm" svg:y1="3.401cm" svg:x2="3.701cm" svg:y2="3.401cm">
          <text:p/>
        </draw:line>
        <draw:line draw:style-name="gr2" draw:text-style-name="P1" draw:layer="layout" svg:x1="11.701cm" svg:y1="3.401cm" svg:x2="13.001cm" svg:y2="3.401cm">
          <text:p/>
        </draw:line>
        <draw:line draw:style-name="gr2" draw:text-style-name="P1" draw:layer="layout" svg:x1="19.801cm" svg:y1="3.401cm" svg:x2="21.101cm" svg:y2="3.401cm">
          <text:p/>
        </draw:line>
        <draw:frame draw:style-name="gr3" draw:text-style-name="P2" draw:layer="layout" svg:width="1.8cm" svg:height="0.962cm" svg:x="16.221cm" svg:y="3.039cm">
          <draw:text-box>
            <text:p text:style-name="P2"><text:span text:style-name="T1">+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65cm" fo:text-indent="0cm"/>
      <style:text-properties style:use-window-font-color="true" style:text-outline="false" style:text-line-through-style="none" fo:font-family="Arial" style:font-family-generic="roman" style:font-pitch="variable" fo:font-size="10.6999998092651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33cm" fo:text-indent="0cm"/>
      <style:text-properties fo:font-size="9.3999996185302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99cm" fo:text-indent="0cm"/>
      <style:text-properties fo:font-size="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65cm" fo:text-indent="0cm"/>
      <style:text-properties fo:font-size="6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32cm" fo:text-indent="0cm"/>
      <style:text-properties fo:font-size="6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32cm" fo:text-indent="0cm"/>
      <style:text-properties fo:font-size="6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32cm" fo:text-indent="0cm"/>
      <style:text-properties fo:font-size="6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32cm" fo:text-indent="0cm"/>
      <style:text-properties fo:font-size="6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32cm" fo:text-indent="0cm"/>
      <style:text-properties fo:font-size="6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4.6999998092651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efault" style:page-layout-name="PM1" draw:style-name="Mdp1">
      <draw:frame presentation:style-name="Default-title" draw:layer="backgroundobjects" svg:width="28.799cm" svg:height="1.168cm" svg:x="1.6cm" svg:y="0.278cm" presentation:class="title" presentation:placeholder="true">
        <draw:text-box/>
      </draw:frame>
      <draw:frame presentation:style-name="Default-outline1" draw:layer="backgroundobjects" svg:width="28.799cm" svg:height="4.619cm" svg:x="1.6cm" svg:y="1.638cm" presentation:class="outline" presentation:placeholder="true">
        <draw:text-box/>
      </draw:frame>
      <draw:frame presentation:style-name="Mpr1" draw:text-style-name="MP1" draw:layer="backgroundobjects" svg:width="7.455cm" svg:height="0.482cm" svg:x="1.6cm" svg:y="6.37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0.143cm" svg:height="0.482cm" svg:x="10.944cm" svg:y="6.37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7.455cm" svg:height="0.482cm" svg:x="22.944cm" svg:y="6.377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ise Xifara</meta:initial-creator>
    <meta:creation-date>2013-08-27T00:08:50</meta:creation-date>
    <meta:editing-duration>PT1M21S</meta:editing-duration>
    <meta:editing-cycles>2</meta:editing-cycles>
    <dc:date>2013-08-27T00:10:04</dc:date>
    <dc:creator>Denise Xifara</dc:creator>
    <meta:document-statistic meta:object-count="34"/>
    <meta:generator>OpenOffice/4.0.0$Unix OpenOffice.org_project/400m3$Build-9702</meta:generator>
  </office:meta>
</office:document-meta>
</file>